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Arial" svg:font-family="Arial"/>
    <style:font-face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10.49pt"/>
    </style:style>
    <style:style style:family="table-column" style:name="co2">
      <style:table-column-properties fo:break-before="auto" style:column-width="135.75pt"/>
    </style:style>
    <style:style style:family="table-column" style:name="co3">
      <style:table-column-properties fo:break-before="auto" style:column-width="33pt"/>
    </style:style>
    <style:style style:family="table-column" style:name="co4">
      <style:table-column-properties fo:break-before="auto" style:column-width="22.51pt"/>
    </style:style>
    <style:style style:family="table-column" style:name="co5">
      <style:table-column-properties fo:break-before="auto" style:column-width="48.76pt"/>
    </style:style>
    <style:style style:family="table-column" style:name="co6">
      <style:table-column-properties fo:break-before="auto" style:column-width="47.99pt"/>
    </style:style>
    <style:style style:family="table-column" style:name="co7">
      <style:table-column-properties fo:break-before="auto" style:column-width="9.01pt"/>
    </style:style>
    <style:style style:family="table-row" style:name="ro1">
      <style:table-row-properties fo:break-before="auto" style:row-height="8.25pt" style:use-optimal-row-height="false"/>
    </style:style>
    <style:style style:family="table-row" style:name="ro2">
      <style:table-row-properties fo:break-before="auto" style:row-height="45.75pt" style:use-optimal-row-height="false"/>
    </style:style>
    <style:style style:family="table-row" style:name="ro3">
      <style:table-row-properties fo:break-before="auto" style:row-height="71.26pt" style:use-optimal-row-height="false"/>
    </style:style>
    <style:style style:family="table-row" style:name="ro4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  <number:number-style style:name="N1">
      <number:number loext:min-decimal-places="0" number:decimal-places="0" number:min-integer-digits="1"/>
    </number:number-style>
    <number:number-style style:name="N2">
      <number:number loext:min-decimal-places="2" number:decimal-places="2" number:min-integer-digits="1"/>
    </number:number-style>
    <number:text-style style:name="N100">
      <number:text-content/>
    </number:text-style>
    <style:style style:data-style-name="N0" style:family="table-cell" style:name="ce1" style:parent-style-name="Default"/>
    <style:style style:data-style-name="N100" style:family="table-cell" style:name="ce2" style:parent-style-name="Default">
      <style:table-cell-properties fo:background-color="#ffff99" fo:border="0.06pt solid #000000" style:repeat-content="false" style:text-align-source="fix" style:vertical-align="middle"/>
      <style:paragraph-properties fo:text-align="center"/>
      <style:text-properties fo:font-size="12pt" style:font-name="Arial" style:font-name-asian="Arial" style:font-name-complex="Arial" style:font-size-asian="12pt" style:font-size-complex="12pt"/>
    </style:style>
    <style:style style:data-style-name="N0" style:family="table-cell" style:name="ce3" style:parent-style-name="Default">
      <style:table-cell-properties fo:background-color="#ffffcc" fo:border="0.06pt solid #000000" style:repeat-content="false" style:text-align-source="fix" style:vertical-align="middle"/>
      <style:paragraph-properties fo:text-align="center"/>
      <style:text-properties fo:font-size="8pt" style:font-name="Arial" style:font-name-asian="Arial" style:font-name-complex="Arial" style:font-size-asian="8pt" style:font-size-complex="8pt"/>
    </style:style>
    <style:style style:data-style-name="N0" style:family="table-cell" style:name="ce4" style:parent-style-name="Default">
      <style:table-cell-properties fo:background-color="#ffffcc" fo:border-bottom="none" fo:border-left="0.06pt solid #000000" fo:border-right="none" fo:border-top="none" style:repeat-content="false" style:text-align-source="fix" style:vertical-align="automatic"/>
      <style:paragraph-properties fo:text-align="center"/>
      <style:text-properties fo:font-size="8pt" style:font-name="Arial" style:font-name-asian="Arial" style:font-name-complex="Arial" style:font-size-asian="8pt" style:font-size-complex="8pt"/>
    </style:style>
    <style:style style:data-style-name="N0" style:family="table-cell" style:name="ce5" style:parent-style-name="Default">
      <style:table-cell-properties fo:background-color="#ffffcc" fo:border="0.06pt solid #000000"/>
    </style:style>
    <style:style style:data-style-name="N0" style:family="table-cell" style:name="ce6" style:parent-style-name="Default">
      <style:table-cell-properties fo:border="0.06pt solid #000000" style:repeat-content="false" style:text-align-source="fix" style:vertical-align="automatic"/>
      <style:paragraph-properties fo:margin-left="0pt" fo:text-align="start"/>
      <style:text-properties fo:font-size="8pt" style:font-name="Arial" style:font-name-asian="Arial" style:font-name-complex="Arial" style:font-size-asian="8pt" style:font-size-complex="8pt"/>
    </style:style>
    <style:style style:data-style-name="N0" style:family="table-cell" style:name="ce7" style:parent-style-name="Default">
      <style:table-cell-properties fo:background-color="#ffffcc" style:repeat-content="false" style:text-align-source="fix" style:vertical-align="automatic"/>
      <style:paragraph-properties fo:text-align="center"/>
      <style:text-properties fo:font-size="8pt" style:font-name="Arial" style:font-name-asian="Arial" style:font-name-complex="Arial" style:font-size-asian="8pt" style:font-size-complex="8pt"/>
    </style:style>
    <style:style style:data-style-name="N0" style:family="table-cell" style:name="ce8" style:parent-style-name="Default">
      <style:table-cell-properties fo:border="0.06pt solid #000000" style:repeat-content="false" style:text-align-source="fix" style:vertical-align="automatic"/>
      <style:paragraph-properties fo:text-align="center"/>
      <style:text-properties fo:font-size="8pt" style:font-name="Arial" style:font-name-asian="Arial" style:font-name-complex="Arial" style:font-size-asian="8pt" style:font-size-complex="8pt"/>
    </style:style>
    <style:style style:data-style-name="N0" style:family="table-cell" style:name="ce9" style:parent-style-name="Default">
      <style:table-cell-properties fo:background-color="#ffff99" fo:border="0.06pt solid #000000" fo:wrap-option="wrap" style:repeat-content="false" style:text-align-source="fix" style:vertical-align="middle"/>
      <style:paragraph-properties fo:text-align="center"/>
      <style:text-properties fo:font-size="8pt" style:font-name="Arial" style:font-name-asian="Arial" style:font-name-complex="Arial" style:font-size-asian="8pt" style:font-size-complex="8pt"/>
    </style:style>
    <style:style style:data-style-name="N0" style:family="table-cell" style:name="ce10" style:parent-style-name="Default">
      <style:table-cell-properties fo:background-color="#ffffcc" fo:border="0.06pt solid #000000" style:repeat-content="false" style:text-align-source="fix" style:vertical-align="automatic"/>
      <style:paragraph-properties fo:text-align="center"/>
      <style:text-properties fo:font-size="8pt" style:font-name="Arial" style:font-name-asian="Arial" style:font-name-complex="Arial" style:font-size-asian="8pt" style:font-size-complex="8pt"/>
    </style:style>
    <style:style style:data-style-name="N2" style:family="table-cell" style:name="ce11" style:parent-style-name="Default">
      <style:table-cell-properties fo:background-color="#ffffcc" fo:border="0.06pt solid #000000" style:repeat-content="false" style:text-align-source="fix" style:vertical-align="automatic"/>
      <style:paragraph-properties fo:text-align="center"/>
      <style:text-properties fo:font-size="8pt" style:font-name="Arial" style:font-name-asian="Arial" style:font-name-complex="Arial" style:font-size-asian="8pt" style:font-size-complex="8pt"/>
    </style:style>
    <style:style style:data-style-name="N1" style:family="table-cell" style:name="ce12" style:parent-style-name="Default">
      <style:table-cell-properties fo:background-color="transparent" fo:border="0.06pt solid #000000" style:repeat-content="false" style:text-align-source="fix" style:vertical-align="middle"/>
      <style:paragraph-properties fo:text-align="center"/>
      <style:text-properties fo:font-size="8pt" style:font-name="Arial" style:font-name-asian="Arial" style:font-name-complex="Arial" style:font-size-asian="8pt" style:font-size-complex="8pt"/>
    </style:style>
    <style:style style:data-style-name="N1" style:family="table-cell" style:name="ce13" style:parent-style-name="Default">
      <style:table-cell-properties fo:background-color="#ffffcc" fo:border="0.06pt solid #000000" style:repeat-content="false" style:text-align-source="fix" style:vertical-align="automatic"/>
      <style:paragraph-properties fo:text-align="center"/>
      <style:text-properties fo:font-size="8pt" style:font-name="Arial" style:font-name-asian="Arial" style:font-name-complex="Arial" style:font-size-asian="8pt" style:font-size-complex="8pt"/>
    </style:style>
    <style:style style:data-style-name="N0" style:family="table-cell" style:name="ce14" style:parent-style-name="Default">
      <style:table-cell-properties fo:background-color="#ffffcc" fo:border="0.06pt solid #000000" fo:wrap-option="wrap" style:repeat-content="false" style:text-align-source="fix" style:vertical-align="middle"/>
      <style:paragraph-properties fo:text-align="center"/>
      <style:text-properties fo:font-size="8pt" style:font-name="Arial" style:font-name-asian="Arial" style:font-name-complex="Arial" style:font-size-asian="8pt" style:font-size-complex="8pt"/>
    </style:style>
    <style:style style:data-style-name="N121" style:family="table-cell" style:name="ce15" style:parent-style-name="Default">
      <style:table-cell-properties fo:border="0.06pt solid #000000" style:repeat-content="false" style:text-align-source="fix" style:vertical-align="middle"/>
      <style:paragraph-properties fo:text-align="center"/>
      <style:text-properties fo:font-size="8pt" style:font-name="Arial" style:font-name-asian="Arial" style:font-name-complex="Arial" style:font-size-asian="8pt" style:font-size-complex="8pt"/>
    </style:style>
    <style:style style:data-style-name="N1" style:family="table-cell" style:name="ce16" style:parent-style-name="Default">
      <style:table-cell-properties fo:border="0.06pt solid #000000" style:repeat-content="false" style:text-align-source="fix" style:vertical-align="middle"/>
      <style:paragraph-properties fo:text-align="center"/>
      <style:text-properties fo:font-size="8pt" style:font-name="Arial" style:font-name-asian="Arial" style:font-name-complex="Arial" style:font-size-asian="8pt" style:font-size-complex="8pt"/>
    </style:style>
  </office:automatic-styles>
  <office:body>
    <office:spreadsheet>
      <table:calculation-settings table:automatic-find-labels="false" table:case-sensitive="false" table:use-regular-expressions="false"/>
      <table:table table:name="ano 1" table:style-name="ta1">
        <table:table-column table:default-cell-style-name="ce1" table:style-name="co1"/>
        <table:table-column table:default-cell-style-name="ce1" table:style-name="co2"/>
        <table:table-column table:default-cell-style-name="ce1" table:style-name="co3"/>
        <table:table-column table:default-cell-style-name="ce1" table:style-name="co4"/>
        <table:table-column table:default-cell-style-name="ce1" table:style-name="co5"/>
        <table:table-column table:default-cell-style-name="ce1" table:number-columns-repeated="37" table:style-name="co6"/>
        <table:table-column table:default-cell-style-name="ce1" table:style-name="co7"/>
        <table:table-column table:default-cell-style-name="ce1" table:number-columns-repeated="981" table:style-name="co6"/>
        <table:table-row table:style-name="ro1">
          <table:table-cell table:number-columns-repeated="1024"/>
        </table:table-row>
        <table:table-row table:style-name="ro2">
          <table:table-cell/>
          <table:table-cell calcext:value-type="string" office:value-type="string" table:number-columns-spanned="41" table:number-rows-spanned="1" table:style-name="ce2">
            <text:p>Indicadores de Produção Técnico-Científica</text:p>
          </table:table-cell>
          <table:covered-table-cell table:number-columns-repeated="40"/>
          <table:table-cell table:number-columns-repeated="982"/>
        </table:table-row>
        <table:table-row table:style-name="ro3">
          <table:table-cell/>
          <table:table-cell calcext:value-type="string" office:value-type="string" table:number-columns-spanned="4" table:number-rows-spanned="1" table:style-name="ce3">
            <text:p>Nome do Membro Efetivo do CIIC</text:p>
            <text:p>(Indicadores)</text:p>
          </table:table-cell>
          <table:covered-table-cell table:number-columns-repeated="3"/>
          <table:table-cell calcext:value-type="string" office:value-type="string" table:number-columns-spanned="4" table:number-rows-spanned="1" table:style-name="ce9">
            <text:p>Total de publicações</text:p>
          </table:table-cell>
          <table:covered-table-cell table:number-columns-repeated="3"/>
          <table:table-cell calcext:value-type="string" office:value-type="string" table:number-columns-spanned="1" table:number-rows-spanned="3" table:style-name="ce14">
            <text:p>Factor de impacto médio</text:p>
          </table:table-cell>
          <table:table-cell calcext:value-type="string" office:value-type="string" table:number-columns-spanned="1" table:number-rows-spanned="3" table:style-name="ce14">
            <text:p>Publicação em revista com arbitragem científica, com factor de impacto</text:p>
          </table:table-cell>
          <table:table-cell calcext:value-type="string" office:value-type="string" table:number-columns-spanned="1" table:number-rows-spanned="3" table:style-name="ce14">
            <text:p>Publicação em revista com arbitragem científica, sem factor de impacto</text:p>
          </table:table-cell>
          <table:table-cell calcext:value-type="string" office:value-type="string" table:number-columns-spanned="1" table:number-rows-spanned="3" table:style-name="ce14">
            <text:p>Publicação em conferência indexada</text:p>
          </table:table-cell>
          <table:table-cell calcext:value-type="string" office:value-type="string" table:number-columns-spanned="1" table:number-rows-spanned="3" table:style-name="ce14">
            <text:p>Publicação de capitulos de livros de âmbito técnico-científico</text:p>
          </table:table-cell>
          <table:table-cell calcext:value-type="string" office:value-type="string" table:number-columns-spanned="1" table:number-rows-spanned="3" table:style-name="ce14">
            <text:p>Publicação de livros de âmbito técnico-científico</text:p>
          </table:table-cell>
          <table:table-cell calcext:value-type="string" office:value-type="string" table:number-columns-spanned="1" table:number-rows-spanned="3" table:style-name="ce14">
            <text:p>Edição de revista (Editor/Corpo Editorial)</text:p>
          </table:table-cell>
          <table:table-cell calcext:value-type="string" office:value-type="string" table:number-columns-spanned="4" table:number-rows-spanned="1" table:style-name="ce9">
            <text:p>Total de projetos</text:p>
          </table:table-cell>
          <table:covered-table-cell table:number-columns-repeated="3"/>
          <table:table-cell calcext:value-type="string" office:value-type="string" table:number-columns-spanned="1" table:number-rows-spanned="3" table:style-name="ce14">
            <text:p>Projeto externo ou PSER como investigador principal/responsável</text:p>
          </table:table-cell>
          <table:table-cell calcext:value-type="string" office:value-type="string" table:number-columns-spanned="1" table:number-rows-spanned="3" table:style-name="ce14">
            <text:p>Projeto externo ou PSER como investigador/participante</text:p>
          </table:table-cell>
          <table:table-cell calcext:value-type="string" office:value-type="string" table:number-columns-spanned="4" table:number-rows-spanned="1" table:style-name="ce9">
            <text:p>Total de propriedade intelectual</text:p>
          </table:table-cell>
          <table:covered-table-cell table:number-columns-repeated="3"/>
          <table:table-cell calcext:value-type="string" office:value-type="string" table:number-columns-spanned="1" table:number-rows-spanned="3" table:style-name="ce14">
            <text:p>Produção Técnica com Registo/Patente concedida</text:p>
          </table:table-cell>
          <table:table-cell calcext:value-type="string" office:value-type="string" table:number-columns-spanned="1" table:number-rows-spanned="3" table:style-name="ce14">
            <text:p>Patentes comercializadas</text:p>
          </table:table-cell>
          <table:table-cell calcext:value-type="string" office:value-type="string" table:number-columns-spanned="1" table:number-rows-spanned="3" table:style-name="ce14">
            <text:p>Criação de empresa de base tecnológica</text:p>
          </table:table-cell>
          <table:table-cell calcext:value-type="string" office:value-type="string" table:number-columns-spanned="1" table:number-rows-spanned="3" table:style-name="ce14">
            <text:p>Artefactos e obras registadas</text:p>
          </table:table-cell>
          <table:table-cell calcext:value-type="string" office:value-type="string" table:number-columns-spanned="1" table:number-rows-spanned="3" table:style-name="ce14">
            <text:p>Prémios atribuídos por ou em colaboração com entidades externas</text:p>
          </table:table-cell>
          <table:table-cell calcext:value-type="string" office:value-type="string" table:number-columns-spanned="4" table:number-rows-spanned="1" table:style-name="ce9">
            <text:p>Total de orientações e outras colaborações</text:p>
          </table:table-cell>
          <table:covered-table-cell table:number-columns-repeated="3"/>
          <table:table-cell calcext:value-type="string" office:value-type="string" table:number-columns-spanned="1" table:number-rows-spanned="3" table:style-name="ce14">
            <text:p>Orientações PhD concluídas</text:p>
          </table:table-cell>
          <table:table-cell calcext:value-type="string" office:value-type="string" table:number-columns-spanned="1" table:number-rows-spanned="3" table:style-name="ce14">
            <text:p>Juri em provas de PhD</text:p>
          </table:table-cell>
          <table:table-cell calcext:value-type="string" office:value-type="string" table:number-columns-spanned="1" table:number-rows-spanned="3" table:style-name="ce14">
            <text:p>Organização de eventos científicos (com submissão, revisão e apresentação de trabalhos)</text:p>
          </table:table-cell>
          <table:table-cell calcext:value-type="string" office:value-type="string" table:number-columns-spanned="4" table:number-rows-spanned="1" table:style-name="ce9">
            <text:p>Total (Publicações + Projetos + Propriedade Intelectual + Orientações e colaborações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calcext:value-type="string" office:value-type="string" table:style-name="ce4">
            <text:p>Número de Membros Efetivos:</text:p>
          </table:table-cell>
          <table:table-cell calcext:value-type="float" office:value="0" office:value-type="float" table:formula="of:=COUNTA([.B6:.B36])" table:style-name="ce7">
            <text:p>0</text:p>
          </table:table-cell>
          <table:table-cell table:number-columns-repeated="2" table:style-name="ce7"/>
          <table:table-cell calcext:value-type="string" office:value-type="string" table:style-name="ce10">
            <text:p>μ</text:p>
          </table:table-cell>
          <table:table-cell calcext:value-type="string" office:value-type="string" table:style-name="ce10">
            <text:p>Min</text:p>
          </table:table-cell>
          <table:table-cell calcext:value-type="string" office:value-type="string" table:style-name="ce10">
            <text:p>Requisito</text:p>
          </table:table-cell>
          <table:table-cell calcext:value-type="string" office:value-type="string" table:style-name="ce10">
            <text:p>Max</text:p>
          </table:table-cell>
          <table:covered-table-cell table:number-columns-repeated="7"/>
          <table:table-cell calcext:value-type="string" office:value-type="string" table:style-name="ce10">
            <text:p>μ</text:p>
          </table:table-cell>
          <table:table-cell calcext:value-type="string" office:value-type="string" table:style-name="ce10">
            <text:p>Min</text:p>
          </table:table-cell>
          <table:table-cell calcext:value-type="string" office:value-type="string" table:style-name="ce10">
            <text:p>Requisito</text:p>
          </table:table-cell>
          <table:table-cell calcext:value-type="string" office:value-type="string" table:style-name="ce10">
            <text:p>Max</text:p>
          </table:table-cell>
          <table:covered-table-cell table:number-columns-repeated="2"/>
          <table:table-cell calcext:value-type="string" office:value-type="string" table:style-name="ce10">
            <text:p>μ</text:p>
          </table:table-cell>
          <table:table-cell calcext:value-type="string" office:value-type="string" table:style-name="ce10">
            <text:p>Min</text:p>
          </table:table-cell>
          <table:table-cell calcext:value-type="string" office:value-type="string" table:style-name="ce10">
            <text:p>Requisito</text:p>
          </table:table-cell>
          <table:table-cell calcext:value-type="string" office:value-type="string" table:style-name="ce10">
            <text:p>Max</text:p>
          </table:table-cell>
          <table:covered-table-cell table:number-columns-repeated="5"/>
          <table:table-cell calcext:value-type="string" office:value-type="string" table:style-name="ce10">
            <text:p>μ</text:p>
          </table:table-cell>
          <table:table-cell calcext:value-type="string" office:value-type="string" table:style-name="ce10">
            <text:p>Min</text:p>
          </table:table-cell>
          <table:table-cell calcext:value-type="string" office:value-type="string" table:style-name="ce10">
            <text:p>Requisito</text:p>
          </table:table-cell>
          <table:table-cell calcext:value-type="string" office:value-type="string" table:style-name="ce10">
            <text:p>Max</text:p>
          </table:table-cell>
          <table:covered-table-cell table:number-columns-repeated="3"/>
          <table:table-cell calcext:value-type="string" office:value-type="string" table:style-name="ce10">
            <text:p>μ</text:p>
          </table:table-cell>
          <table:table-cell calcext:value-type="string" office:value-type="string" table:style-name="ce10">
            <text:p>Min</text:p>
          </table:table-cell>
          <table:table-cell calcext:value-type="string" office:value-type="string" table:style-name="ce10">
            <text:p>Requisito</text:p>
          </table:table-cell>
          <table:table-cell calcext:value-type="string" office:value-type="string" table:style-name="ce10">
            <text:p>Max</text:p>
          </table:table-cell>
          <table:table-cell table:number-columns-repeated="982"/>
        </table:table-row>
        <table:table-row table:style-name="ro4">
          <table:table-cell/>
          <table:table-cell table:number-columns-spanned="4" table:number-rows-spanned="1" table:style-name="ce5"/>
          <table:covered-table-cell table:number-columns-repeated="3"/>
          <table:table-cell table:style-name="ce11"/>
          <table:table-cell table:style-name="ce13"/>
          <table:table-cell calcext:value-type="float" office:value="0" office:value-type="float" table:formula="of:=[.G5]+0.5*(+[.I5]-[.G5])" table:style-name="ce11">
            <text:p>0.00</text:p>
          </table:table-cell>
          <table:table-cell table:style-name="ce13"/>
          <table:covered-table-cell table:number-columns-repeated="7"/>
          <table:table-cell table:style-name="ce11"/>
          <table:table-cell table:style-name="ce13"/>
          <table:table-cell calcext:value-type="float" office:value="0" office:value-type="float" table:formula="of:=[.R5]+0.5*(+[.T5]-[.R5])" table:style-name="ce11">
            <text:p>0.00</text:p>
          </table:table-cell>
          <table:table-cell table:style-name="ce13"/>
          <table:covered-table-cell table:number-columns-repeated="2"/>
          <table:table-cell table:style-name="ce11"/>
          <table:table-cell table:style-name="ce13"/>
          <table:table-cell calcext:value-type="float" office:value="0" office:value-type="float" table:formula="of:=[.X5]+0.5*(+[.Z5]-[.X5])" table:style-name="ce11">
            <text:p>0.00</text:p>
          </table:table-cell>
          <table:table-cell table:style-name="ce13"/>
          <table:covered-table-cell table:number-columns-repeated="5"/>
          <table:table-cell table:style-name="ce11"/>
          <table:table-cell table:style-name="ce13"/>
          <table:table-cell calcext:value-type="float" office:value="0" office:value-type="float" table:formula="of:=[.AG5]+0.5*(+[.AI5]-[.AG5])" table:style-name="ce11">
            <text:p>0.00</text:p>
          </table:table-cell>
          <table:table-cell table:style-name="ce13"/>
          <table:covered-table-cell table:number-columns-repeated="3"/>
          <table:table-cell table:style-name="ce11"/>
          <table:table-cell table:style-name="ce13"/>
          <table:table-cell calcext:value-type="float" office:value="0" office:value-type="float" table:formula="of:=[.AN5]+0.5*(+[.AP5]-[.AN5])" table:style-name="ce11">
            <text:p>0.00</text:p>
          </table:table-cell>
          <table:table-cell table:style-name="ce13"/>
          <table:table-cell table:number-columns-repeated="982"/>
        </table:table-row>
        <table:table-row table:style-name="ro4">
          <table:table-cell/>
          <table:table-cell office:string-value="Alexandrino José Marques Gonçalves" office:value-type="string" table:style-name="ce6">
            <text:p>Alexandrino José Marques Gonçalves</text:p>
          </table:table-cell>
          <table:table-cell table:number-columns-repeated="3" table:style-name="ce8"/>
          <table:table-cell calcext:value-type="float" office:value="0" office:value-type="float" table:formula="of:=SUM([.K6:.P6])" table:number-columns-spanned="4" table:number-rows-spanned="1" table:style-name="ce12">
            <text:p>0</text:p>
          </table:table-cell>
          <table:covered-table-cell table:number-columns-repeated="3"/>
          <table:table-cell office:value="0.341" office:value-type="float" table:style-name="ce15">
            <text:p>0.341</text:p>
          </table:table-cell>
          <table:table-cell office:value="1.0" office:value-type="float" table:style-name="ce16">
            <text:p>1.0</text:p>
          </table:table-cell>
          <table:table-cell office:value="5.0" office:value-type="float" table:style-name="ce16">
            <text:p>5.0</text:p>
          </table:table-cell>
          <table:table-cell table:number-columns-repeated="4" table:style-name="ce16"/>
          <table:table-cell calcext:value-type="float" office:value="0" office:value-type="float" table:formula="of:=SUM([.U6:.V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6:.AE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6:.AL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6]+[.Q6]+[.W6]+[.AF6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Anabela Moreira Bernardino" office:value-type="string" table:style-name="ce6">
            <text:p>Anabela Moreira Bernardino</text:p>
          </table:table-cell>
          <table:table-cell table:number-columns-repeated="3" table:style-name="ce8"/>
          <table:table-cell calcext:value-type="float" office:value="0" office:value-type="float" table:formula="of:=SUM([.K7:.P7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5">
            <text:p>0.0</text:p>
          </table:table-cell>
          <table:table-cell office:value="0.0" office:value-type="float" table:style-name="ce16">
            <text:p>0.0</text:p>
          </table:table-cell>
          <table:table-cell office:value="33.0" office:value-type="float" table:style-name="ce16">
            <text:p>33.0</text:p>
          </table:table-cell>
          <table:table-cell table:number-columns-repeated="4" table:style-name="ce16"/>
          <table:table-cell calcext:value-type="float" office:value="0" office:value-type="float" table:formula="of:=SUM([.U7:.V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7:.AE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7:.AL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7]+[.Q7]+[.W7]+[.AF7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António Manuel de Jesus Pereira" office:value-type="string" table:style-name="ce6">
            <text:p>António Manuel de Jesus Pereira</text:p>
          </table:table-cell>
          <table:table-cell table:number-columns-repeated="3" table:style-name="ce8"/>
          <table:table-cell calcext:value-type="float" office:value="0" office:value-type="float" table:formula="of:=SUM([.K8:.P8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5">
            <text:p>0.0</text:p>
          </table:table-cell>
          <table:table-cell office:value="0.0" office:value-type="float" table:style-name="ce16">
            <text:p>0.0</text:p>
          </table:table-cell>
          <table:table-cell office:value="42.0" office:value-type="float" table:style-name="ce16">
            <text:p>42.0</text:p>
          </table:table-cell>
          <table:table-cell table:number-columns-repeated="4" table:style-name="ce16"/>
          <table:table-cell calcext:value-type="float" office:value="0" office:value-type="float" table:formula="of:=SUM([.U8:.V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8:.AE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8:.AL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8]+[.Q8]+[.W8]+[.AF8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Carlos Fernando Almeida Grilo" office:value-type="string" table:style-name="ce6">
            <text:p>Carlos Fernando Almeida Grilo</text:p>
          </table:table-cell>
          <table:table-cell table:number-columns-repeated="3" table:style-name="ce8"/>
          <table:table-cell calcext:value-type="float" office:value="0" office:value-type="float" table:formula="of:=SUM([.K9:.P9])" table:number-columns-spanned="4" table:number-rows-spanned="1" table:style-name="ce12">
            <text:p>0</text:p>
          </table:table-cell>
          <table:covered-table-cell table:number-columns-repeated="3"/>
          <table:table-cell office:value="2.351" office:value-type="float" table:style-name="ce15">
            <text:p>2.351</text:p>
          </table:table-cell>
          <table:table-cell office:value="1.0" office:value-type="float" table:style-name="ce16">
            <text:p>1.0</text:p>
          </table:table-cell>
          <table:table-cell office:value="13.0" office:value-type="float" table:style-name="ce16">
            <text:p>13.0</text:p>
          </table:table-cell>
          <table:table-cell table:number-columns-repeated="4" table:style-name="ce16"/>
          <table:table-cell calcext:value-type="float" office:value="0" office:value-type="float" table:formula="of:=SUM([.U9:.V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9:.AE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9:.AL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9]+[.Q9]+[.W9]+[.AF9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Carlos Manuel da Silva Rabadão" office:value-type="string" table:style-name="ce6">
            <text:p>Carlos Manuel da Silva Rabadão</text:p>
          </table:table-cell>
          <table:table-cell table:number-columns-repeated="3" table:style-name="ce8"/>
          <table:table-cell calcext:value-type="float" office:value="0" office:value-type="float" table:formula="of:=SUM([.K10:.P10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5">
            <text:p>0.0</text:p>
          </table:table-cell>
          <table:table-cell office:value="0.0" office:value-type="float" table:style-name="ce16">
            <text:p>0.0</text:p>
          </table:table-cell>
          <table:table-cell office:value="9.0" office:value-type="float" table:style-name="ce16">
            <text:p>9.0</text:p>
          </table:table-cell>
          <table:table-cell table:number-columns-repeated="4" table:style-name="ce16"/>
          <table:table-cell calcext:value-type="float" office:value="0" office:value-type="float" table:formula="of:=SUM([.U10:.V1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0:.AE1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0:.AL1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0]+[.Q10]+[.W10]+[.AF10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Catarina Isabel Ferreira Viveiros Tavares dos Reis" office:value-type="string" table:style-name="ce6">
            <text:p>Catarina Isabel Ferreira Viveiros Tavares dos Reis</text:p>
          </table:table-cell>
          <table:table-cell table:number-columns-repeated="3" table:style-name="ce8"/>
          <table:table-cell calcext:value-type="float" office:value="0" office:value-type="float" table:formula="of:=SUM([.K11:.P11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5">
            <text:p>0.0</text:p>
          </table:table-cell>
          <table:table-cell office:value="0.0" office:value-type="float" table:style-name="ce16">
            <text:p>0.0</text:p>
          </table:table-cell>
          <table:table-cell office:value="6.0" office:value-type="float" table:style-name="ce16">
            <text:p>6.0</text:p>
          </table:table-cell>
          <table:table-cell table:number-columns-repeated="4" table:style-name="ce16"/>
          <table:table-cell calcext:value-type="float" office:value="0" office:value-type="float" table:formula="of:=SUM([.U11:.V1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1:.AE1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1:.AL1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1]+[.Q11]+[.W11]+[.AF11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Eugénia Moreira Bernardino" office:value-type="string" table:style-name="ce6">
            <text:p>Eugénia Moreira Bernardino</text:p>
          </table:table-cell>
          <table:table-cell table:number-columns-repeated="3" table:style-name="ce8"/>
          <table:table-cell calcext:value-type="float" office:value="0" office:value-type="float" table:formula="of:=SUM([.K12:.P12])" table:number-columns-spanned="4" table:number-rows-spanned="1" table:style-name="ce12">
            <text:p>0</text:p>
          </table:table-cell>
          <table:covered-table-cell table:number-columns-repeated="3"/>
          <table:table-cell office:value="1.467" office:value-type="float" table:style-name="ce15">
            <text:p>1.467</text:p>
          </table:table-cell>
          <table:table-cell office:value="1.0" office:value-type="float" table:style-name="ce16">
            <text:p>1.0</text:p>
          </table:table-cell>
          <table:table-cell office:value="29.0" office:value-type="float" table:style-name="ce16">
            <text:p>29.0</text:p>
          </table:table-cell>
          <table:table-cell table:number-columns-repeated="4" table:style-name="ce16"/>
          <table:table-cell calcext:value-type="float" office:value="0" office:value-type="float" table:formula="of:=SUM([.U12:.V1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2:.AE1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2:.AL1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2]+[.Q12]+[.W12]+[.AF12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Fernando José Mateus da Silva" office:value-type="string" table:style-name="ce6">
            <text:p>Fernando José Mateus da Silva</text:p>
          </table:table-cell>
          <table:table-cell table:number-columns-repeated="3" table:style-name="ce8"/>
          <table:table-cell calcext:value-type="float" office:value="0" office:value-type="float" table:formula="of:=SUM([.K13:.P13])" table:number-columns-spanned="4" table:number-rows-spanned="1" table:style-name="ce12">
            <text:p>0</text:p>
          </table:table-cell>
          <table:covered-table-cell table:number-columns-repeated="3"/>
          <table:table-cell office:value="1.853" office:value-type="float" table:style-name="ce15">
            <text:p>1.853</text:p>
          </table:table-cell>
          <table:table-cell office:value="1.0" office:value-type="float" table:style-name="ce16">
            <text:p>1.0</text:p>
          </table:table-cell>
          <table:table-cell office:value="9.0" office:value-type="float" table:style-name="ce16">
            <text:p>9.0</text:p>
          </table:table-cell>
          <table:table-cell table:number-columns-repeated="4" table:style-name="ce16"/>
          <table:table-cell calcext:value-type="float" office:value="0" office:value-type="float" table:formula="of:=SUM([.U13:.V1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3:.AE1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3:.AL1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3]+[.Q13]+[.W13]+[.AF13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José Carlos Bregieiro Ribeiro" office:value-type="string" table:style-name="ce6">
            <text:p>José Carlos Bregieiro Ribeiro</text:p>
          </table:table-cell>
          <table:table-cell table:number-columns-repeated="3" table:style-name="ce8"/>
          <table:table-cell calcext:value-type="float" office:value="0" office:value-type="float" table:formula="of:=SUM([.K14:.P14])" table:number-columns-spanned="4" table:number-rows-spanned="1" table:style-name="ce12">
            <text:p>0</text:p>
          </table:table-cell>
          <table:covered-table-cell table:number-columns-repeated="3"/>
          <table:table-cell office:value="1.522" office:value-type="float" table:style-name="ce15">
            <text:p>1.522</text:p>
          </table:table-cell>
          <table:table-cell office:value="1.0" office:value-type="float" table:style-name="ce16">
            <text:p>1.0</text:p>
          </table:table-cell>
          <table:table-cell office:value="9.0" office:value-type="float" table:style-name="ce16">
            <text:p>9.0</text:p>
          </table:table-cell>
          <table:table-cell table:number-columns-repeated="4" table:style-name="ce16"/>
          <table:table-cell calcext:value-type="float" office:value="0" office:value-type="float" table:formula="of:=SUM([.U14:.V1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4:.AE1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4:.AL1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4]+[.Q14]+[.W14]+[.AF14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Maria Beatriz Guerra da Piedade" office:value-type="string" table:style-name="ce6">
            <text:p>Maria Beatriz Guerra da Piedade</text:p>
          </table:table-cell>
          <table:table-cell table:number-columns-repeated="3" table:style-name="ce8"/>
          <table:table-cell calcext:value-type="float" office:value="0" office:value-type="float" table:formula="of:=SUM([.K15:.P15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5">
            <text:p>0.0</text:p>
          </table:table-cell>
          <table:table-cell office:value="0.0" office:value-type="float" table:style-name="ce16">
            <text:p>0.0</text:p>
          </table:table-cell>
          <table:table-cell office:value="6.0" office:value-type="float" table:style-name="ce16">
            <text:p>6.0</text:p>
          </table:table-cell>
          <table:table-cell table:number-columns-repeated="4" table:style-name="ce16"/>
          <table:table-cell calcext:value-type="float" office:value="0" office:value-type="float" table:formula="of:=SUM([.U15:.V1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5:.AE1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5:.AL1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5]+[.Q15]+[.W15]+[.AF15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Maria Micaela Gonçalves Pinto Dinis Esteves" office:value-type="string" table:style-name="ce6">
            <text:p>Maria Micaela Gonçalves Pinto Dinis Esteves</text:p>
          </table:table-cell>
          <table:table-cell table:number-columns-repeated="3" table:style-name="ce8"/>
          <table:table-cell calcext:value-type="float" office:value="0" office:value-type="float" table:formula="of:=SUM([.K16:.P16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5">
            <text:p>0.0</text:p>
          </table:table-cell>
          <table:table-cell office:value="0.0" office:value-type="float" table:style-name="ce16">
            <text:p>0.0</text:p>
          </table:table-cell>
          <table:table-cell office:value="19.0" office:value-type="float" table:style-name="ce16">
            <text:p>19.0</text:p>
          </table:table-cell>
          <table:table-cell table:number-columns-repeated="4" table:style-name="ce16"/>
          <table:table-cell calcext:value-type="float" office:value="0" office:value-type="float" table:formula="of:=SUM([.U16:.V1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6:.AE1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6:.AL1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6]+[.Q16]+[.W16]+[.AF16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Marisa da Silva Maximiano" office:value-type="string" table:style-name="ce6">
            <text:p>Marisa da Silva Maximiano</text:p>
          </table:table-cell>
          <table:table-cell table:number-columns-repeated="3" table:style-name="ce8"/>
          <table:table-cell calcext:value-type="float" office:value="0" office:value-type="float" table:formula="of:=SUM([.K17:.P17])" table:number-columns-spanned="4" table:number-rows-spanned="1" table:style-name="ce12">
            <text:p>0</text:p>
          </table:table-cell>
          <table:covered-table-cell table:number-columns-repeated="3"/>
          <table:table-cell office:value="0.9523333333333334" office:value-type="float" table:style-name="ce15">
            <text:p>0.9523333333333334</text:p>
          </table:table-cell>
          <table:table-cell office:value="3.0" office:value-type="float" table:style-name="ce16">
            <text:p>3.0</text:p>
          </table:table-cell>
          <table:table-cell office:value="9.0" office:value-type="float" table:style-name="ce16">
            <text:p>9.0</text:p>
          </table:table-cell>
          <table:table-cell table:number-columns-repeated="4" table:style-name="ce16"/>
          <table:table-cell calcext:value-type="float" office:value="0" office:value-type="float" table:formula="of:=SUM([.U17:.V1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7:.AE1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7:.AL1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7]+[.Q17]+[.W17]+[.AF17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Miguel Monteiro de Sousa Frade" office:value-type="string" table:style-name="ce6">
            <text:p>Miguel Monteiro de Sousa Frade</text:p>
          </table:table-cell>
          <table:table-cell table:number-columns-repeated="3" table:style-name="ce8"/>
          <table:table-cell calcext:value-type="float" office:value="0" office:value-type="float" table:formula="of:=SUM([.K18:.P18])" table:number-columns-spanned="4" table:number-rows-spanned="1" table:style-name="ce12">
            <text:p>0</text:p>
          </table:table-cell>
          <table:covered-table-cell table:number-columns-repeated="3"/>
          <table:table-cell office:value="1.124" office:value-type="float" table:style-name="ce15">
            <text:p>1.124</text:p>
          </table:table-cell>
          <table:table-cell office:value="1.0" office:value-type="float" table:style-name="ce16">
            <text:p>1.0</text:p>
          </table:table-cell>
          <table:table-cell office:value="8.0" office:value-type="float" table:style-name="ce16">
            <text:p>8.0</text:p>
          </table:table-cell>
          <table:table-cell table:number-columns-repeated="4" table:style-name="ce16"/>
          <table:table-cell calcext:value-type="float" office:value="0" office:value-type="float" table:formula="of:=SUM([.U18:.V1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8:.AE1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8:.AL1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8]+[.Q18]+[.W18]+[.AF18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Nuno Alexandre Ribeiro Costa" office:value-type="string" table:style-name="ce6">
            <text:p>Nuno Alexandre Ribeiro Costa</text:p>
          </table:table-cell>
          <table:table-cell table:number-columns-repeated="3" table:style-name="ce8"/>
          <table:table-cell calcext:value-type="float" office:value="0" office:value-type="float" table:formula="of:=SUM([.K19:.P19])" table:number-columns-spanned="4" table:number-rows-spanned="1" table:style-name="ce12">
            <text:p>0</text:p>
          </table:table-cell>
          <table:covered-table-cell table:number-columns-repeated="3"/>
          <table:table-cell office:value="1.34" office:value-type="float" table:style-name="ce15">
            <text:p>1.34</text:p>
          </table:table-cell>
          <table:table-cell office:value="2.0" office:value-type="float" table:style-name="ce16">
            <text:p>2.0</text:p>
          </table:table-cell>
          <table:table-cell office:value="9.0" office:value-type="float" table:style-name="ce16">
            <text:p>9.0</text:p>
          </table:table-cell>
          <table:table-cell table:number-columns-repeated="4" table:style-name="ce16"/>
          <table:table-cell calcext:value-type="float" office:value="0" office:value-type="float" table:formula="of:=SUM([.U19:.V1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9:.AE1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9:.AL1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9]+[.Q19]+[.W19]+[.AF19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Nuno Carlos Sousa Rodrigues" office:value-type="string" table:style-name="ce6">
            <text:p>Nuno Carlos Sousa Rodrigues</text:p>
          </table:table-cell>
          <table:table-cell table:number-columns-repeated="3" table:style-name="ce8"/>
          <table:table-cell calcext:value-type="float" office:value="0" office:value-type="float" table:formula="of:=SUM([.K20:.P20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5">
            <text:p>0.0</text:p>
          </table:table-cell>
          <table:table-cell office:value="0.0" office:value-type="float" table:style-name="ce16">
            <text:p>0.0</text:p>
          </table:table-cell>
          <table:table-cell office:value="7.0" office:value-type="float" table:style-name="ce16">
            <text:p>7.0</text:p>
          </table:table-cell>
          <table:table-cell table:number-columns-repeated="4" table:style-name="ce16"/>
          <table:table-cell calcext:value-type="float" office:value="0" office:value-type="float" table:formula="of:=SUM([.U20:.V2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0:.AE2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0:.AL2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0]+[.Q20]+[.W20]+[.AF20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Nuno Miguel da Costa Santos Fonseca" office:value-type="string" table:style-name="ce6">
            <text:p>Nuno Miguel da Costa Santos Fonseca</text:p>
          </table:table-cell>
          <table:table-cell table:number-columns-repeated="3" table:style-name="ce8"/>
          <table:table-cell calcext:value-type="float" office:value="0" office:value-type="float" table:formula="of:=SUM([.K21:.P21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5">
            <text:p>0.0</text:p>
          </table:table-cell>
          <table:table-cell office:value="0.0" office:value-type="float" table:style-name="ce16">
            <text:p>0.0</text:p>
          </table:table-cell>
          <table:table-cell office:value="8.0" office:value-type="float" table:style-name="ce16">
            <text:p>8.0</text:p>
          </table:table-cell>
          <table:table-cell table:number-columns-repeated="4" table:style-name="ce16"/>
          <table:table-cell calcext:value-type="float" office:value="0" office:value-type="float" table:formula="of:=SUM([.U21:.V2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1:.AE2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1:.AL2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1]+[.Q21]+[.W21]+[.AF21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Paulo Jorge Gonçalves Loureiro" office:value-type="string" table:style-name="ce6">
            <text:p>Paulo Jorge Gonçalves Loureiro</text:p>
          </table:table-cell>
          <table:table-cell table:number-columns-repeated="3" table:style-name="ce8"/>
          <table:table-cell calcext:value-type="float" office:value="0" office:value-type="float" table:formula="of:=SUM([.K22:.P22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5">
            <text:p>0.0</text:p>
          </table:table-cell>
          <table:table-cell office:value="0.0" office:value-type="float" table:style-name="ce16">
            <text:p>0.0</text:p>
          </table:table-cell>
          <table:table-cell office:value="3.0" office:value-type="float" table:style-name="ce16">
            <text:p>3.0</text:p>
          </table:table-cell>
          <table:table-cell table:number-columns-repeated="4" table:style-name="ce16"/>
          <table:table-cell calcext:value-type="float" office:value="0" office:value-type="float" table:formula="of:=SUM([.U22:.V2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2:.AE2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2:.AL2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2]+[.Q22]+[.W22]+[.AF22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Rita Margarida Teixeira Ascenso" office:value-type="string" table:style-name="ce6">
            <text:p>Rita Margarida Teixeira Ascenso</text:p>
          </table:table-cell>
          <table:table-cell table:number-columns-repeated="3" table:style-name="ce8"/>
          <table:table-cell calcext:value-type="float" office:value="0" office:value-type="float" table:formula="of:=SUM([.K23:.P23])" table:number-columns-spanned="4" table:number-rows-spanned="1" table:style-name="ce12">
            <text:p>0</text:p>
          </table:table-cell>
          <table:covered-table-cell table:number-columns-repeated="3"/>
          <table:table-cell office:value="1.591" office:value-type="float" table:style-name="ce15">
            <text:p>1.591</text:p>
          </table:table-cell>
          <table:table-cell office:value="1.0" office:value-type="float" table:style-name="ce16">
            <text:p>1.0</text:p>
          </table:table-cell>
          <table:table-cell office:value="9.0" office:value-type="float" table:style-name="ce16">
            <text:p>9.0</text:p>
          </table:table-cell>
          <table:table-cell table:number-columns-repeated="4" table:style-name="ce16"/>
          <table:table-cell calcext:value-type="float" office:value="0" office:value-type="float" table:formula="of:=SUM([.U23:.V2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3:.AE2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3:.AL2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3]+[.Q23]+[.W23]+[.AF23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Silvio Priem Mendes" office:value-type="string" table:style-name="ce6">
            <text:p>Silvio Priem Mendes</text:p>
          </table:table-cell>
          <table:table-cell table:number-columns-repeated="3" table:style-name="ce8"/>
          <table:table-cell calcext:value-type="float" office:value="0" office:value-type="float" table:formula="of:=SUM([.K24:.P24])" table:number-columns-spanned="4" table:number-rows-spanned="1" table:style-name="ce12">
            <text:p>0</text:p>
          </table:table-cell>
          <table:covered-table-cell table:number-columns-repeated="3"/>
          <table:table-cell office:value="1.333" office:value-type="float" table:style-name="ce15">
            <text:p>1.333</text:p>
          </table:table-cell>
          <table:table-cell office:value="1.0" office:value-type="float" table:style-name="ce16">
            <text:p>1.0</text:p>
          </table:table-cell>
          <table:table-cell office:value="9.0" office:value-type="float" table:style-name="ce16">
            <text:p>9.0</text:p>
          </table:table-cell>
          <table:table-cell table:number-columns-repeated="4" table:style-name="ce16"/>
          <table:table-cell calcext:value-type="float" office:value="0" office:value-type="float" table:formula="of:=SUM([.U24:.V2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4:.AE2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4:.AL2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4]+[.Q24]+[.W24]+[.AF24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Vitor Manuel Basto Fernandes" office:value-type="string" table:style-name="ce6">
            <text:p>Vitor Manuel Basto Fernandes</text:p>
          </table:table-cell>
          <table:table-cell table:number-columns-repeated="3" table:style-name="ce8"/>
          <table:table-cell calcext:value-type="float" office:value="0" office:value-type="float" table:formula="of:=SUM([.K25:.P25])" table:number-columns-spanned="4" table:number-rows-spanned="1" table:style-name="ce12">
            <text:p>0</text:p>
          </table:table-cell>
          <table:covered-table-cell table:number-columns-repeated="3"/>
          <table:table-cell office:value="1.854" office:value-type="float" table:style-name="ce15">
            <text:p>1.854</text:p>
          </table:table-cell>
          <table:table-cell office:value="1.0" office:value-type="float" table:style-name="ce16">
            <text:p>1.0</text:p>
          </table:table-cell>
          <table:table-cell office:value="16.0" office:value-type="float" table:style-name="ce16">
            <text:p>16.0</text:p>
          </table:table-cell>
          <table:table-cell table:number-columns-repeated="4" table:style-name="ce16"/>
          <table:table-cell calcext:value-type="float" office:value="0" office:value-type="float" table:formula="of:=SUM([.U25:.V2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5:.AE2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5:.AL2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5]+[.Q25]+[.W25]+[.AF25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6:.P26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6:.V2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6:.AE2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6:.AL2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6]+[.Q26]+[.W26]+[.AF26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7:.P27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7:.V2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7:.AE2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7:.AL2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7]+[.Q27]+[.W27]+[.AF27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8:.P28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8:.V2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8:.AE2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8:.AL2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8]+[.Q28]+[.W28]+[.AF28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9:.P29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9:.V2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9:.AE2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9:.AL2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9]+[.Q29]+[.W29]+[.AF29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0:.P30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0:.V3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0:.AE3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0:.AL3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0]+[.Q30]+[.W30]+[.AF30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1:.P31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1:.V3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1:.AE3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1:.AL3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1]+[.Q31]+[.W31]+[.AF31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2:.P32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2:.V3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2:.AE3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2:.AL3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2]+[.Q32]+[.W32]+[.AF32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3:.P33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3:.V3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3:.AE3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3:.AL3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3]+[.Q33]+[.W33]+[.AF33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4:.P34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4:.V3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4:.AE3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4:.AL3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4]+[.Q34]+[.W34]+[.AF34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5:.P35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5:.V3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5:.AE3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5:.AL3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5]+[.Q35]+[.W35]+[.AF35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6:.P36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6:.V3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6:.AE3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6:.AL3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6]+[.Q36]+[.W36]+[.AF36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number-rows-repeated="1048539"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dicadores" table:style-name="ta1">
        <table:table-column table:default-cell-style-name="ce1" table:style-name="co1"/>
        <table:table-column table:default-cell-style-name="ce1" table:style-name="co2"/>
        <table:table-column table:default-cell-style-name="ce1" table:style-name="co3"/>
        <table:table-column table:default-cell-style-name="ce1" table:style-name="co4"/>
        <table:table-column table:default-cell-style-name="ce1" table:style-name="co5"/>
        <table:table-column table:default-cell-style-name="ce1" table:number-columns-repeated="37" table:style-name="co6"/>
        <table:table-column table:default-cell-style-name="ce1" table:style-name="co7"/>
        <table:table-column table:default-cell-style-name="ce1" table:number-columns-repeated="981" table:style-name="co6"/>
        <table:table-row table:style-name="ro1">
          <table:table-cell table:number-columns-repeated="1024"/>
        </table:table-row>
        <table:table-row table:style-name="ro2">
          <table:table-cell/>
          <table:table-cell calcext:value-type="string" office:value-type="string" table:number-columns-spanned="41" table:number-rows-spanned="1" table:style-name="ce2">
            <text:p>Indicadores de Produção Técnico-Científica</text:p>
          </table:table-cell>
          <table:covered-table-cell table:number-columns-repeated="40"/>
          <table:table-cell table:number-columns-repeated="982"/>
        </table:table-row>
        <table:table-row table:style-name="ro3">
          <table:table-cell/>
          <table:table-cell calcext:value-type="string" office:value-type="string" table:number-columns-spanned="4" table:number-rows-spanned="1" table:style-name="ce3">
            <text:p>Nome do Membro Efetivo do CIIC</text:p>
            <text:p>(Indicadores)</text:p>
          </table:table-cell>
          <table:covered-table-cell table:number-columns-repeated="3"/>
          <table:table-cell calcext:value-type="string" office:value-type="string" table:number-columns-spanned="4" table:number-rows-spanned="1" table:style-name="ce9">
            <text:p>Total de publicações</text:p>
          </table:table-cell>
          <table:covered-table-cell table:number-columns-repeated="3"/>
          <table:table-cell calcext:value-type="string" office:value-type="string" table:number-columns-spanned="1" table:number-rows-spanned="3" table:style-name="ce14">
            <text:p>Factor de impacto médio</text:p>
          </table:table-cell>
          <table:table-cell calcext:value-type="string" office:value-type="string" table:number-columns-spanned="1" table:number-rows-spanned="3" table:style-name="ce14">
            <text:p>Publicação em revista com arbitragem científica, com factor de impacto</text:p>
          </table:table-cell>
          <table:table-cell calcext:value-type="string" office:value-type="string" table:number-columns-spanned="1" table:number-rows-spanned="3" table:style-name="ce14">
            <text:p>Publicação em revista com arbitragem científica, sem factor de impacto</text:p>
          </table:table-cell>
          <table:table-cell calcext:value-type="string" office:value-type="string" table:number-columns-spanned="1" table:number-rows-spanned="3" table:style-name="ce14">
            <text:p>Publicação em conferência indexada</text:p>
          </table:table-cell>
          <table:table-cell calcext:value-type="string" office:value-type="string" table:number-columns-spanned="1" table:number-rows-spanned="3" table:style-name="ce14">
            <text:p>Publicação de capitulos de livros de âmbito técnico-científico</text:p>
          </table:table-cell>
          <table:table-cell calcext:value-type="string" office:value-type="string" table:number-columns-spanned="1" table:number-rows-spanned="3" table:style-name="ce14">
            <text:p>Publicação de livros de âmbito técnico-científico</text:p>
          </table:table-cell>
          <table:table-cell calcext:value-type="string" office:value-type="string" table:number-columns-spanned="1" table:number-rows-spanned="3" table:style-name="ce14">
            <text:p>Edição de revista (Editor/Corpo Editorial)</text:p>
          </table:table-cell>
          <table:table-cell calcext:value-type="string" office:value-type="string" table:number-columns-spanned="4" table:number-rows-spanned="1" table:style-name="ce9">
            <text:p>Total de projetos</text:p>
          </table:table-cell>
          <table:covered-table-cell table:number-columns-repeated="3"/>
          <table:table-cell calcext:value-type="string" office:value-type="string" table:number-columns-spanned="1" table:number-rows-spanned="3" table:style-name="ce14">
            <text:p>Projeto externo ou PSER como investigador principal/responsável</text:p>
          </table:table-cell>
          <table:table-cell calcext:value-type="string" office:value-type="string" table:number-columns-spanned="1" table:number-rows-spanned="3" table:style-name="ce14">
            <text:p>Projeto externo ou PSER como investigador/participante</text:p>
          </table:table-cell>
          <table:table-cell calcext:value-type="string" office:value-type="string" table:number-columns-spanned="4" table:number-rows-spanned="1" table:style-name="ce9">
            <text:p>Total de propriedade intelectual</text:p>
          </table:table-cell>
          <table:covered-table-cell table:number-columns-repeated="3"/>
          <table:table-cell calcext:value-type="string" office:value-type="string" table:number-columns-spanned="1" table:number-rows-spanned="3" table:style-name="ce14">
            <text:p>Produção Técnica com Registo/Patente concedida</text:p>
          </table:table-cell>
          <table:table-cell calcext:value-type="string" office:value-type="string" table:number-columns-spanned="1" table:number-rows-spanned="3" table:style-name="ce14">
            <text:p>Patentes comercializadas</text:p>
          </table:table-cell>
          <table:table-cell calcext:value-type="string" office:value-type="string" table:number-columns-spanned="1" table:number-rows-spanned="3" table:style-name="ce14">
            <text:p>Criação de empresa de base tecnológica</text:p>
          </table:table-cell>
          <table:table-cell calcext:value-type="string" office:value-type="string" table:number-columns-spanned="1" table:number-rows-spanned="3" table:style-name="ce14">
            <text:p>Artefactos e obras registadas</text:p>
          </table:table-cell>
          <table:table-cell calcext:value-type="string" office:value-type="string" table:number-columns-spanned="1" table:number-rows-spanned="3" table:style-name="ce14">
            <text:p>Prémios atribuídos por ou em colaboração com entidades externas</text:p>
          </table:table-cell>
          <table:table-cell calcext:value-type="string" office:value-type="string" table:number-columns-spanned="4" table:number-rows-spanned="1" table:style-name="ce9">
            <text:p>Total de orientações e outras colaborações</text:p>
          </table:table-cell>
          <table:covered-table-cell table:number-columns-repeated="3"/>
          <table:table-cell calcext:value-type="string" office:value-type="string" table:number-columns-spanned="1" table:number-rows-spanned="3" table:style-name="ce14">
            <text:p>Orientações PhD concluídas</text:p>
          </table:table-cell>
          <table:table-cell calcext:value-type="string" office:value-type="string" table:number-columns-spanned="1" table:number-rows-spanned="3" table:style-name="ce14">
            <text:p>Juri em provas de PhD</text:p>
          </table:table-cell>
          <table:table-cell calcext:value-type="string" office:value-type="string" table:number-columns-spanned="1" table:number-rows-spanned="3" table:style-name="ce14">
            <text:p>Organização de eventos científicos (com submissão, revisão e apresentação de trabalhos)</text:p>
          </table:table-cell>
          <table:table-cell calcext:value-type="string" office:value-type="string" table:number-columns-spanned="4" table:number-rows-spanned="1" table:style-name="ce9">
            <text:p>Total (Publicações + Projetos + Propriedade Intelectual + Orientações e colaborações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calcext:value-type="string" office:value-type="string" table:style-name="ce4">
            <text:p>Número de Membros Efetivos:</text:p>
          </table:table-cell>
          <table:table-cell calcext:value-type="float" office:value="0" office:value-type="float" table:formula="of:=COUNTA([.B6:.B36])" table:style-name="ce7">
            <text:p>0</text:p>
          </table:table-cell>
          <table:table-cell table:number-columns-repeated="2" table:style-name="ce7"/>
          <table:table-cell calcext:value-type="string" office:value-type="string" table:style-name="ce10">
            <text:p>μ</text:p>
          </table:table-cell>
          <table:table-cell calcext:value-type="string" office:value-type="string" table:style-name="ce10">
            <text:p>Min</text:p>
          </table:table-cell>
          <table:table-cell calcext:value-type="string" office:value-type="string" table:style-name="ce10">
            <text:p>Requisito</text:p>
          </table:table-cell>
          <table:table-cell calcext:value-type="string" office:value-type="string" table:style-name="ce10">
            <text:p>Max</text:p>
          </table:table-cell>
          <table:covered-table-cell table:number-columns-repeated="7"/>
          <table:table-cell calcext:value-type="string" office:value-type="string" table:style-name="ce10">
            <text:p>μ</text:p>
          </table:table-cell>
          <table:table-cell calcext:value-type="string" office:value-type="string" table:style-name="ce10">
            <text:p>Min</text:p>
          </table:table-cell>
          <table:table-cell calcext:value-type="string" office:value-type="string" table:style-name="ce10">
            <text:p>Requisito</text:p>
          </table:table-cell>
          <table:table-cell calcext:value-type="string" office:value-type="string" table:style-name="ce10">
            <text:p>Max</text:p>
          </table:table-cell>
          <table:covered-table-cell table:number-columns-repeated="2"/>
          <table:table-cell calcext:value-type="string" office:value-type="string" table:style-name="ce10">
            <text:p>μ</text:p>
          </table:table-cell>
          <table:table-cell calcext:value-type="string" office:value-type="string" table:style-name="ce10">
            <text:p>Min</text:p>
          </table:table-cell>
          <table:table-cell calcext:value-type="string" office:value-type="string" table:style-name="ce10">
            <text:p>Requisito</text:p>
          </table:table-cell>
          <table:table-cell calcext:value-type="string" office:value-type="string" table:style-name="ce10">
            <text:p>Max</text:p>
          </table:table-cell>
          <table:covered-table-cell table:number-columns-repeated="5"/>
          <table:table-cell calcext:value-type="string" office:value-type="string" table:style-name="ce10">
            <text:p>μ</text:p>
          </table:table-cell>
          <table:table-cell calcext:value-type="string" office:value-type="string" table:style-name="ce10">
            <text:p>Min</text:p>
          </table:table-cell>
          <table:table-cell calcext:value-type="string" office:value-type="string" table:style-name="ce10">
            <text:p>Requisito</text:p>
          </table:table-cell>
          <table:table-cell calcext:value-type="string" office:value-type="string" table:style-name="ce10">
            <text:p>Max</text:p>
          </table:table-cell>
          <table:covered-table-cell table:number-columns-repeated="3"/>
          <table:table-cell calcext:value-type="string" office:value-type="string" table:style-name="ce10">
            <text:p>μ</text:p>
          </table:table-cell>
          <table:table-cell calcext:value-type="string" office:value-type="string" table:style-name="ce10">
            <text:p>Min</text:p>
          </table:table-cell>
          <table:table-cell calcext:value-type="string" office:value-type="string" table:style-name="ce10">
            <text:p>Requisito</text:p>
          </table:table-cell>
          <table:table-cell calcext:value-type="string" office:value-type="string" table:style-name="ce10">
            <text:p>Max</text:p>
          </table:table-cell>
          <table:table-cell table:number-columns-repeated="982"/>
        </table:table-row>
        <table:table-row table:style-name="ro4">
          <table:table-cell/>
          <table:table-cell table:number-columns-spanned="4" table:number-rows-spanned="1" table:style-name="ce5"/>
          <table:covered-table-cell table:number-columns-repeated="3"/>
          <table:table-cell table:style-name="ce11"/>
          <table:table-cell table:style-name="ce13"/>
          <table:table-cell calcext:value-type="float" office:value="0" office:value-type="float" table:formula="of:=[.G5]+0.5*(+[.I5]-[.G5])" table:style-name="ce11">
            <text:p>0.00</text:p>
          </table:table-cell>
          <table:table-cell table:style-name="ce13"/>
          <table:covered-table-cell table:number-columns-repeated="7"/>
          <table:table-cell table:style-name="ce11"/>
          <table:table-cell table:style-name="ce13"/>
          <table:table-cell calcext:value-type="float" office:value="0" office:value-type="float" table:formula="of:=[.R5]+0.5*(+[.T5]-[.R5])" table:style-name="ce11">
            <text:p>0.00</text:p>
          </table:table-cell>
          <table:table-cell table:style-name="ce13"/>
          <table:covered-table-cell table:number-columns-repeated="2"/>
          <table:table-cell table:style-name="ce11"/>
          <table:table-cell table:style-name="ce13"/>
          <table:table-cell calcext:value-type="float" office:value="0" office:value-type="float" table:formula="of:=[.X5]+0.5*(+[.Z5]-[.X5])" table:style-name="ce11">
            <text:p>0.00</text:p>
          </table:table-cell>
          <table:table-cell table:style-name="ce13"/>
          <table:covered-table-cell table:number-columns-repeated="5"/>
          <table:table-cell table:style-name="ce11"/>
          <table:table-cell table:style-name="ce13"/>
          <table:table-cell calcext:value-type="float" office:value="0" office:value-type="float" table:formula="of:=[.AG5]+0.5*(+[.AI5]-[.AG5])" table:style-name="ce11">
            <text:p>0.00</text:p>
          </table:table-cell>
          <table:table-cell table:style-name="ce13"/>
          <table:covered-table-cell table:number-columns-repeated="3"/>
          <table:table-cell table:style-name="ce11"/>
          <table:table-cell table:style-name="ce13"/>
          <table:table-cell calcext:value-type="float" office:value="0" office:value-type="float" table:formula="of:=[.AN5]+0.5*(+[.AP5]-[.AN5])" table:style-name="ce11">
            <text:p>0.00</text:p>
          </table:table-cell>
          <table:table-cell table:style-name="ce1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6:.P6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6:.V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6:.AE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6:.AL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6]+[.Q6]+[.W6]+[.AF6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7:.P7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7:.V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7:.AE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7:.AL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7]+[.Q7]+[.W7]+[.AF7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8:.P8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8:.V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8:.AE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8:.AL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8]+[.Q8]+[.W8]+[.AF8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9:.P9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9:.V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9:.AE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9:.AL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9]+[.Q9]+[.W9]+[.AF9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10:.P10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10:.V1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0:.AE1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0:.AL1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0]+[.Q10]+[.W10]+[.AF10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11:.P11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11:.V1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1:.AE1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1:.AL1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1]+[.Q11]+[.W11]+[.AF11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12:.P12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12:.V1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2:.AE1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2:.AL1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2]+[.Q12]+[.W12]+[.AF12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13:.P13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13:.V1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3:.AE1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3:.AL1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3]+[.Q13]+[.W13]+[.AF13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14:.P14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14:.V1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4:.AE1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4:.AL1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4]+[.Q14]+[.W14]+[.AF14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15:.P15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15:.V1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5:.AE1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5:.AL1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5]+[.Q15]+[.W15]+[.AF15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16:.P16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16:.V1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6:.AE1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6:.AL1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6]+[.Q16]+[.W16]+[.AF16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17:.P17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17:.V1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7:.AE1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7:.AL1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7]+[.Q17]+[.W17]+[.AF17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18:.P18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18:.V1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8:.AE1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8:.AL1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8]+[.Q18]+[.W18]+[.AF18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19:.P19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19:.V1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9:.AE1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9:.AL1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9]+[.Q19]+[.W19]+[.AF19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0:.P20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0:.V2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0:.AE2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0:.AL2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0]+[.Q20]+[.W20]+[.AF20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1:.P21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1:.V2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1:.AE2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1:.AL2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1]+[.Q21]+[.W21]+[.AF21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2:.P22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2:.V2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2:.AE2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2:.AL2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2]+[.Q22]+[.W22]+[.AF22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3:.P23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3:.V2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3:.AE2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3:.AL2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3]+[.Q23]+[.W23]+[.AF23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4:.P24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4:.V2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4:.AE2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4:.AL2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4]+[.Q24]+[.W24]+[.AF24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5:.P25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5:.V2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5:.AE2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5:.AL2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5]+[.Q25]+[.W25]+[.AF25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6:.P26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6:.V2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6:.AE2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6:.AL2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6]+[.Q26]+[.W26]+[.AF26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7:.P27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7:.V2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7:.AE2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7:.AL2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7]+[.Q27]+[.W27]+[.AF27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8:.P28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8:.V2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8:.AE2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8:.AL2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8]+[.Q28]+[.W28]+[.AF28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9:.P29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9:.V2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9:.AE2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9:.AL2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9]+[.Q29]+[.W29]+[.AF29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0:.P30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0:.V3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0:.AE3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0:.AL3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0]+[.Q30]+[.W30]+[.AF30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1:.P31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1:.V3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1:.AE3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1:.AL3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1]+[.Q31]+[.W31]+[.AF31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2:.P32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2:.V3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2:.AE3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2:.AL3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2]+[.Q32]+[.W32]+[.AF32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3:.P33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3:.V3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3:.AE3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3:.AL3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3]+[.Q33]+[.W33]+[.AF33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4:.P34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4:.V3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4:.AE3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4:.AL3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4]+[.Q34]+[.W34]+[.AF34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5:.P35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5:.V3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5:.AE3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5:.AL3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5]+[.Q35]+[.W35]+[.AF35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6:.P36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6:.V3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6:.AE3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6:.AL3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6]+[.Q36]+[.W36]+[.AF36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number-rows-repeated="1048539"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/>
    <style:font-face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styles>
    <style:default-style style:family="table-cell">
      <style:paragraph-properties style:tab-stop-distance="36pt"/>
      <style:text-properties fo:country="US" fo:language="en" style:country-asian="CN" style:country-complex="IN" style:font-name="Liberation Sans" style:font-name-asian="Segoe UI" style:font-name-complex="Tahoma" style:language-asian="zh" style:language-complex="hi"/>
    </style:default-style>
    <number:number-style style:name="N0">
      <number:number number:min-integer-digits="1"/>
    </number:number-style>
    <number:currency-style style:name="N104P0" style:volatile="true">
      <number:currency-symbol number:country="US" number:language="en">$</number:currency-symbol>
      <number:number loext:min-decimal-places="2" number:decimal-places="2" number:grouping="true" number:min-integer-digits="1"/>
    </number:currency-style>
    <number:currency-style style:name="N104">
      <style:text-properties fo:color="#ff0000"/>
      <number:text>-</number:text>
      <number:currency-symbol number:country="US" number:language="en">$</number:currency-symbol>
      <number:number loext:min-decimal-places="2" number:decimal-places="2" number:grouping="true" number:min-integer-digits="1"/>
      <style:map style:apply-style-name="N104P0" style:condition="value()&gt;=0"/>
    </number:currency-style>
    <number:number-style style:name="N121">
      <number:number loext:min-decimal-places="3" number:decimal-places="3"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family="Calibri" fo:font-size="11pt" style:font-family-asian="Calibri" style:font-family-complex="Calibri" style:font-name="Calibri" style:font-name-asian="Calibri" style:font-name-complex="Calibri" style:font-size-asian="11pt" style:font-size-complex="11pt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4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argin-bottom="7.09pt" fo:margin-left="0pt" fo:margin-right="0pt" fo:min-height="21.26pt"/>
      </style:header-style>
      <style:footer-style>
        <style:header-footer-properties fo:margin-left="0pt" fo:margin-right="0pt" fo:margin-top="7.09pt" fo:min-height="21.26pt"/>
      </style:footer-style>
    </style:page-layout>
    <style:page-layout style:name="Mpm2">
      <style:page-layout-properties style:writing-mode="lr-tb"/>
      <style:header-style>
        <style:header-footer-properties fo:background-color="#c0c0c0" fo:border="2.49pt solid #000000" fo:margin-bottom="7.09pt" fo:margin-left="0pt" fo:margin-right="0pt" fo:min-height="21.26pt" fo:padding="0.51pt">
          <style:background-image/>
        </style:header-footer-properties>
      </style:header-style>
      <style:footer-style>
        <style:header-footer-properties fo:background-color="#c0c0c0" fo:border="2.49pt solid #000000" fo:margin-left="0pt" fo:margin-right="0pt" fo:margin-top="7.09pt" fo:min-height="21.26pt" fo:padding="0.51pt">
          <style:background-image/>
        </style:header-footer-properties>
      </style:footer-style>
    </style:page-layout>
    <style:page-layout style:name="Mpm3">
      <style:page-layout-properties fo:margin-bottom="21.6pt" fo:margin-left="50.4pt" fo:margin-right="50.4pt" fo:margin-top="21.6pt" style:print="charts drawings objects"/>
      <style:header-style>
        <style:header-footer-properties fo:margin-bottom="0pt" fo:margin-left="50.4pt" fo:margin-right="50.4pt" fo:min-height="32.4pt"/>
      </style:header-style>
      <style:footer-style>
        <style:header-footer-properties fo:margin-left="50.4pt" fo:margin-right="50.4pt" fo:margin-top="0pt" fo:min-height="32.4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 LibreOffice_project/00m0$Build-2</meta:generator>
    <meta:initial-creator>Joao Pedro Machaqueiro</meta:initial-creator>
    <dc:creator>Vitor </dc:creator>
    <meta:creation-date>2015-11-02T11:58:32Z</meta:creation-date>
    <dc:date>2015-11-05T08:55:00.349972131</dc:date>
    <meta:editing-duration>PT28S</meta:editing-duration>
    <meta:editing-cycles>1</meta:editing-cycles>
    <meta:document-statistic meta:table-count="1" meta:cell-count="206" meta:object-count="0"/>
  </office:meta>
</office:document-meta>
</file>